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1"/>1<text:s text:c="2"/><text:span text:style-name="style9">#ifndef _CONIO_H_#define _CONIO_H_#include &lt;_mingw.h&gt;<text:s text:c="22"/></text:span><text:span text:style-name="style15">/// ConIO implementation for Mingw/C++</text:span><text:span text:style-name="style9">#include &lt;windows.h&gt;</text:span><text:span text:style-name="style5">extern </text:span><text:span text:style-name="style6">"C"</text:span><text:span text:style-name="style10">{</text:span><text:span text:style-name="style9">#ifndef RC_INVOKED__ </text:span><text:span text:style-name="style11">_CRTIMP </text:span><text:span text:style-name="style5">char</text:span><text:span text:style-name="style10">* </text:span><text:span text:style-name="style11">__cdecl __MINGW_NOTHROW _cgets</text:span><text:span text:style-name="style10">( </text:span><text:span text:style-name="style5">char</text:span><text:span text:style-name="style10">* ); </text:span><text:span text:style-name="style11">_CRTIMP </text:span><text:span text:style-name="style5">int </text:span><text:span text:style-name="style11">__cdecl __MINGW_NOTHROW _cprintf</text:span><text:span text:style-name="style10">( </text:span><text:span text:style-name="style5">const char</text:span><text:span text:style-name="style10">*,... ),<text:s text:c="36"/></text:span><text:span text:style-name="style11">_cputs</text:span><text:span text:style-name="style10">( </text:span><text:span text:style-name="style5">const char</text:span><text:span text:style-name="style10">* ),<text:s text:c="35"/></text:span><text:span text:style-name="style11">_cscanf</text:span><text:span text:style-name="style10">( </text:span><text:span text:style-name="style5">char</text:span><text:span text:style-name="style10">*,... ),<text:s text:c="34"/></text:span><text:span text:style-name="style11">_kbhit</text:span><text:span text:style-name="style10">(),</text:span><text:span text:style-name="style11">kbhit</text:span><text:span text:style-name="style10">(),<text:s text:c="34"/></text:span><text:span text:style-name="style11">_getch</text:span><text:span text:style-name="style10">(),</text:span><text:span text:style-name="style11">getch</text:span><text:span text:style-name="style10">(),<text:s text:c="33"/></text:span><text:span text:style-name="style11">_getche</text:span><text:span text:style-name="style10">(),</text:span><text:span text:style-name="style11">getche</text:span><text:span text:style-name="style10">(),<text:s text:c="31"/></text:span><text:span text:style-name="style11">_putch</text:span><text:span text:style-name="style10">(</text:span><text:span text:style-name="style5">int</text:span><text:span text:style-name="style10">),</text:span><text:span text:style-name="style11">putch</text:span><text:span text:style-name="style10">(</text:span><text:span text:style-name="style5">int</text:span><text:span text:style-name="style10">),<text:s text:c="29"/></text:span><text:span text:style-name="style11">_ungetch</text:span><text:span text:style-name="style10">(</text:span><text:span text:style-name="style5">int</text:span><text:span text:style-name="style10">),</text:span><text:span text:style-name="style11">ungetch</text:span><text:span text:style-name="style10">(</text:span><text:span text:style-name="style5">int</text:span><text:span text:style-name="style10">);</text:span><text:span text:style-name="style9">#endif</text:span><text:span text:style-name="style5">typedef enum</text:span><text:span text:style-name="style10">{ </text:span><text:span text:style-name="style11">BLACK</text:span><text:span text:style-name="style10">,</text:span><text:span text:style-name="style11">BLUE</text:span><text:span text:style-name="style10">,</text:span><text:span text:style-name="style11">GREEN</text:span><text:span text:style-name="style10">,</text:span><text:span text:style-name="style11">CYAN</text:span><text:span text:style-name="style10">,</text:span><text:span text:style-name="style11">RED</text:span><text:span text:style-name="style10">,</text:span><text:span text:style-name="style11">MAGENTA</text:span><text:span text:style-name="style10">,</text:span><text:span text:style-name="style11">BROWN</text:span><text:span text:style-name="style10">,</text:span><text:span text:style-name="style11">LIGHTGRAY</text:span><text:span text:style-name="style10">,</text:span><text:span text:style-name="style11">DARKGRAY</text:span><text:span text:style-name="style10">,<text:s text:c="14"/></text:span><text:span text:style-name="style11">LIGHTBLUE</text:span><text:span text:style-name="style10">,</text:span><text:span text:style-name="style11">LIGHTGREEN</text:span><text:span text:style-name="style10">,</text:span><text:span text:style-name="style11">LIGHTCYAN</text:span><text:span text:style-name="style10">,</text:span><text:span text:style-name="style11">LIGHTRED</text:span><text:span text:style-name="style10">,</text:span><text:span text:style-name="style11">LIGHTMAGENTA</text:span><text:span text:style-name="style10">,</text:span><text:span text:style-name="style11">YELLOW</text:span><text:span text:style-name="style10">,</text:span><text:span text:style-name="style11">WHITE<text:s text:c="12"/></text:span><text:span text:style-name="style10">} </text:span><text:span text:style-name="style11">COLORS</text:span><text:span text:style-name="style10">; </text:span><text:span text:style-name="style5">void </text:span><text:span text:style-name="style11">clrscr</text:span><text:span text:style-name="style10">(),</text:span><text:span text:style-name="style11">clreol</text:span><text:span text:style-name="style10">(); </text:span><text:span text:style-name="style5">void </text:span><text:span text:style-name="style11">gotoxy</text:span><text:span text:style-name="style10">( </text:span><text:span text:style-name="style5">int </text:span><text:span text:style-name="style11">x</text:span><text:span text:style-name="style10">,</text:span><text:span text:style-name="style5">int </text:span><text:span text:style-name="style11">y </text:span><text:span text:style-name="style10">);<text:s text:c="11"/></text:span><text:span text:style-name="style2">// при x или y&lt;=0 их отсчеты сохраняются</text:span></text:h>
      <text:h text:style-name="Default"><text:s text:c="1"/>2<text:s text:c="2"/><text:s text:c="1"/><text:span text:style-name="style5">void </text:span><text:span text:style-name="style11">textsize</text:span><text:span text:style-name="style10">( </text:span><text:span text:style-name="style5">int </text:span><text:span text:style-name="style11">w</text:span><text:span text:style-name="style10">,</text:span><text:span text:style-name="style5">int </text:span><text:span text:style-name="style11">h</text:span><text:span text:style-name="style10">,</text:span><text:span text:style-name="style5">int </text:span><text:span text:style-name="style11">bh</text:span><text:span text:style-name="style10">=</text:span><text:span text:style-name="style4">0 </text:span><text:span text:style-name="style10">); </text:span><text:span text:style-name="style2">// размеры экрана, укрытая длина буфера </text:span><text:span text:style-name="style5">void </text:span><text:span text:style-name="style11">textattr</text:span><text:span text:style-name="style10">( </text:span><text:span text:style-name="style5">unsigned int </text:span><text:span text:style-name="style11">attr </text:span><text:span text:style-name="style10">); </text:span><text:span text:style-name="style5">void </text:span><text:span text:style-name="style11">textcolor</text:span><text:span text:style-name="style10">( </text:span><text:span text:style-name="style11">COLORS clr </text:span><text:span text:style-name="style10">),</text:span><text:span text:style-name="style11">textbackground</text:span><text:span text:style-name="style10">( </text:span><text:span text:style-name="style11">COLORS cbk </text:span><text:span text:style-name="style10">); </text:span><text:span text:style-name="style11">COORD wherexy</text:span><text:span text:style-name="style10">(); </text:span><text:span text:style-name="style5">int </text:span><text:span text:style-name="style11">wherex</text:span><text:span text:style-name="style10">(),</text:span><text:span text:style-name="style11">wherey</text:span><text:span text:style-name="style10">();<text:s text:c="2"/></text:span><text:span text:style-name="style2">// Титульная надпись консоли</text:span></text:h>
      <text:h text:style-name="Default"><text:s text:c="1"/>3<text:s text:c="2"/><text:s text:c="1"/><text:span text:style-name="style5">inline void </text:span><text:span text:style-name="style11">texttitle</text:span><text:span text:style-name="style10">( </text:span><text:span text:style-name="style5">const char</text:span><text:span text:style-name="style10">* </text:span><text:span text:style-name="style11">title </text:span><text:span text:style-name="style10">){ </text:span><text:span text:style-name="style11">SetConsoleTitle</text:span><text:span text:style-name="style10">( </text:span><text:span text:style-name="style11">title </text:span><text:span text:style-name="style10">); } </text:span><text:span text:style-name="style5">int </text:span><text:span text:style-name="style11">cprint</text:span><text:span text:style-name="style10">( </text:span><text:span text:style-name="style5">int </text:span><text:span text:style-name="style11">x</text:span><text:span text:style-name="style10">,</text:span><text:span text:style-name="style5">int </text:span><text:span text:style-name="style11">y</text:span><text:span text:style-name="style10">,</text:span><text:span text:style-name="style5">const char</text:span><text:span text:style-name="style10">*,... );}</text:span><text:span text:style-name="style5">inline void </text:span><text:span text:style-name="style11">textcolor</text:span><text:span text:style-name="style10">( </text:span><text:span text:style-name="style11">COLORS clr</text:span><text:span text:style-name="style10">,</text:span><text:span text:style-name="style11">COLORS cbk </text:span><text:span text:style-name="style10">){ </text:span><text:span text:style-name="style11">textattr</text:span><text:span text:style-name="style10">( </text:span><text:span text:style-name="style11">clr</text:span><text:span text:style-name="style10">|</text:span><text:span text:style-name="style11">cbk</text:span><text:span text:style-name="style10">&lt;&lt;</text:span><text:span text:style-name="style4">4 </text:span><text:span text:style-name="style10">); }</text:span></text:h>
      <text:h text:style-name="Default"><text:s text:c="1"/>4<text:s text:c="2"/><text:span text:style-name="style2">//int cprint( const char*,... );</text:span></text:h>
      <text:h text:style-name="Default"><text:s text:c="1"/>5<text:s text:c="2"/><text:span text:style-name="style9">#endif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Courier New" svg:font-family="Courier New"/>
  </office:font-face-decls>
  <office:styles>
    <style:style style:family="paragraph" style:name="Default" style:display-name="Default" style:parent-style-name="Standard" style:class="text">
      <style:text-properties style:font-name="Courier New" fo:font-size="20pt"/>
    </style:style>
    <style:style style:name="style0" style:family="text">
      <style:text-properties style:font-name="Courier New" fo:color="#000000" fo:background-color="#ffffff"/>
    </style:style>
    <style:style style:name="style11" style:family="text">
      <style:text-properties style:font-name="Courier New" fo:color="#000000" fo:background-color="#ffffff"/>
    </style:style>
    <style:style style:name="style64" style:family="text">
      <style:text-properties style:font-name="Courier New" fo:color="#c8c8c8"/>
    </style:style>
    <style:style style:name="style72" style:family="text">
      <style:text-properties style:font-name="Courier New" fo:color="#c8c8c8"/>
    </style:style>
    <style:style style:name="style75" style:family="text">
      <style:text-properties style:font-name="Courier New" fo:color="#c8c8c8"/>
    </style:style>
    <style:style style:name="style1" style:family="text">
      <style:text-properties style:font-name="Courier New" fo:color="#8080ff"/>
    </style:style>
    <style:style style:name="style23" style:family="text">
      <style:text-properties style:font-name="Courier New" fo:color="#8080ff"/>
    </style:style>
    <style:style style:name="style65" style:family="text">
      <style:text-properties style:font-name="Courier New" fo:color="#808080"/>
    </style:style>
    <style:style style:name="style87" style:family="text">
      <style:text-properties style:font-name="Courier New" fo:color="#808080"/>
    </style:style>
    <style:style style:name="style2" style:family="text">
      <style:text-properties style:font-name="Courier New" fo:color="#9898d9"/>
    </style:style>
    <style:style style:name="style66" style:family="text">
      <style:text-properties style:font-name="Courier New" fo:color="#c0c0c0"/>
    </style:style>
    <style:style style:name="style3" style:family="text">
      <style:text-properties style:font-name="Courier New" fo:color="#8080ff" fo:font-weight="bold"/>
    </style:style>
    <style:style style:name="style24" style:family="text">
      <style:text-properties style:font-name="Courier New" fo:color="#8080ff" fo:font-weight="bold"/>
    </style:style>
    <style:style style:name="style67" style:family="text">
      <style:text-properties style:font-name="Courier New" fo:color="#aaaaf0" fo:font-weight="bold"/>
    </style:style>
    <style:style style:name="style88" style:family="text">
      <style:text-properties style:font-name="Courier New" fo:color="#aaaaf0" fo:font-weight="bold"/>
    </style:style>
    <style:style style:name="style15" style:family="text">
      <style:text-properties style:font-name="Courier New" fo:color="#8080ff" fo:font-weight="bold"/>
    </style:style>
    <style:style style:name="style79" style:family="text">
      <style:text-properties style:font-name="Courier New" fo:color="#aaaaf0" fo:font-weight="bold"/>
    </style:style>
    <style:style style:name="style17" style:family="text">
      <style:text-properties style:font-name="Courier New" fo:color="#008080"/>
    </style:style>
    <style:style style:name="style81" style:family="text">
      <style:text-properties style:font-name="Courier New" fo:color="#6b9999"/>
    </style:style>
    <style:style style:name="style18" style:family="text">
      <style:text-properties style:font-name="Courier New" fo:color="#800000"/>
    </style:style>
    <style:style style:name="style82" style:family="text">
      <style:text-properties style:font-name="Courier New" fo:color="#ac5959"/>
    </style:style>
    <style:style style:name="style4" style:family="text">
      <style:text-properties style:font-name="Courier New" fo:color="#f000f0"/>
    </style:style>
    <style:style style:name="style68" style:family="text">
      <style:text-properties style:font-name="Courier New" fo:color="#f0c8f0"/>
    </style:style>
    <style:style style:name="style5" style:family="text">
      <style:text-properties style:font-name="Courier New" fo:color="#0000a0" fo:font-weight="bold"/>
    </style:style>
    <style:style style:name="style69" style:family="text">
      <style:text-properties style:font-name="Courier New" fo:color="#8787c8" fo:font-weight="bold"/>
    </style:style>
    <style:style style:name="style16" style:family="text">
      <style:text-properties style:font-name="Courier New" fo:color="#00a000" fo:font-weight="bold"/>
    </style:style>
    <style:style style:name="style80" style:family="text">
      <style:text-properties style:font-name="Courier New" fo:color="#9ac89a" fo:font-weight="bold"/>
    </style:style>
    <style:style style:name="style19" style:family="text">
      <style:text-properties style:font-name="Courier New" fo:color="#be00be" fo:font-weight="bold"/>
    </style:style>
    <style:style style:name="style83" style:family="text">
      <style:text-properties style:font-name="Courier New" fo:color="#be89be" fo:font-weight="bold"/>
    </style:style>
    <style:style style:name="style6" style:family="text">
      <style:text-properties style:font-name="Courier New" fo:color="#0000ff"/>
    </style:style>
    <style:style style:name="style12" style:family="text">
      <style:text-properties style:font-name="Courier New" fo:color="#0000ff"/>
    </style:style>
    <style:style style:name="style20" style:family="text">
      <style:text-properties style:font-name="Courier New" fo:color="#0000ff"/>
    </style:style>
    <style:style style:name="style70" style:family="text">
      <style:text-properties style:font-name="Courier New" fo:color="#bebeff"/>
    </style:style>
    <style:style style:name="style76" style:family="text">
      <style:text-properties style:font-name="Courier New" fo:color="#bebeff"/>
    </style:style>
    <style:style style:name="style7" style:family="text">
      <style:text-properties style:font-name="Courier New" fo:color="#e0a000"/>
    </style:style>
    <style:style style:name="style71" style:family="text">
      <style:text-properties style:font-name="Courier New" fo:color="#e0ce9f"/>
    </style:style>
    <style:style style:name="style8" style:family="text">
      <style:text-properties style:font-name="Courier New" fo:color="#000000"/>
    </style:style>
    <style:style style:name="style9" style:family="text">
      <style:text-properties style:font-name="Courier New" fo:color="#00a000"/>
    </style:style>
    <style:style style:name="style73" style:family="text">
      <style:text-properties style:font-name="Courier New" fo:color="#84a084"/>
    </style:style>
    <style:style style:name="style10" style:family="text">
      <style:text-properties style:font-name="Courier New" fo:color="#ff0000"/>
    </style:style>
    <style:style style:name="style74" style:family="text">
      <style:text-properties style:font-name="Courier New" fo:color="#ffc8c8"/>
    </style:style>
    <style:style style:name="style50" style:family="text">
      <style:text-properties style:font-name="Courier New" fo:color="#404080" fo:font-style="italic"/>
    </style:style>
    <style:style style:name="style114" style:family="text">
      <style:text-properties style:font-name="Courier New" fo:color="#8585ac" fo:font-style="italic"/>
    </style:style>
    <style:style style:name="style34" style:family="text">
      <style:text-properties style:font-name="Courier New" fo:color="#000000" fo:background-color="#80ffff" fo:font-weight="bold"/>
    </style:style>
    <style:style style:name="style35" style:family="text">
      <style:text-properties style:font-name="Courier New" fo:color="#ffffff" fo:background-color="#ff0000" fo:font-weight="bold"/>
    </style:style>
    <style:style style:name="style37" style:family="text">
      <style:text-properties style:font-name="Courier New" fo:color="#373737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